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780AEE851761C52B75C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mp" svg:font-family="Jump"/>
    <style:font-face style:name="Comic Kings" svg:font-family="'Comic Kings'" style:font-pitch="variable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599d" draw:fill-color="#072f2f" draw:textarea-horizontal-align="justify" draw:textarea-vertical-align="middle" draw:auto-grow-height="false" fo:min-height="4.15cm" fo:min-width="9.5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454fa1" draw:textarea-horizontal-align="justify" draw:textarea-vertical-align="middle" draw:auto-grow-height="false" fo:min-height="5.15cm" fo:min-width="8.918cm"/>
    </style:style>
    <style:style style:name="gr4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8.69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fff200" style:font-name="Comic Kings" fo:font-size="44pt" style:font-size-asian="44pt" style:font-size-complex="44pt"/>
    </style:style>
    <style:style style:name="P2" style:family="paragraph">
      <loext:graphic-properties draw:fill-color="#072f2f"/>
      <style:paragraph-properties fo:text-align="center"/>
      <style:text-properties fo:color="#fff200" style:font-name="Comic Kings"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454fa1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Manjari Bold"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200" style:font-name="Comic Kings" fo:font-size="44pt" style:font-size-asian="44pt" style:font-size-complex="44pt"/>
    </style:style>
    <style:style style:name="T2" style:family="text">
      <style:text-properties fo:color="#ffffff" style:font-name="Manjari Bold" fo:font-size="26pt" style:font-size-asian="26pt" style:font-size-complex="26pt"/>
    </style:style>
    <style:style style:name="T3" style:family="text">
      <style:text-properties fo:color="#ffffff" style:font-name="Manjari Bold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0cm" svg:height="4.4cm" draw:transform="skewX (-0.000523598775598299) translate (0cm 8.5cm)">
          <text:p text:style-name="P1"><text:span text:style-name="T1">PsicHelp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999cm" svg:height="10.2cm" draw:transform="skewX (0.00436332312998583) translate (0.045cm -1.6cm)">
          <draw:image xlink:href="Pictures/100000000000078000000780AEE851761C52B75C.jpg" xlink:type="simple" xlink:show="embed" xlink:actuate="onLoad">
            <text:p/>
          </draw:image>
        </draw:frame>
        <draw:custom-shape draw:style-name="gr3" draw:text-style-name="P4" draw:layer="layout" svg:width="9.418cm" svg:height="5.4cm" draw:transform="skewX (0.0336848545634906) translate (0.284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6" draw:layer="layout" svg:width="9cm" svg:height="8.699cm" svg:x="0.6cm" svg:y="2cm" presentation:class="subtitle" presentation:user-transformed="true">
          <draw:text-box>
            <text:p text:style-name="P5"><text:span text:style-name="T2">Atendimento</text:span></text:p>
            <text:p text:style-name="P5"><text:span text:style-name="T3">Psicológico</text:span><text:span text:style-name="T2"> e </text:span><text:span text:style-name="T3">Psiquiátrico</text:span><text:span text:style-name="T2"> a baixo custo ou até mesmo </text:span><text:span text:style-name="T3">gratuitamente</text:span><text:span text:style-name="T2">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ump" svg:font-family="Jump"/>
    <style:font-face style:name="Comic Kings" svg:font-family="'Comic Kings'" style:font-pitch="variable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049cm" svg:height="7.575cm" svg:x="2.975cm" svg:y="2.485cm"/>
      <draw:page-thumbnail draw:layer="backgroundobjects" svg:width="5.049cm" svg:height="7.575cm" svg:x="2.975cm" svg:y="11.061cm"/>
      <draw:page-thumbnail draw:layer="backgroundobjects" svg:width="5.049cm" svg:height="7.575cm" svg:x="2.975cm" svg:y="19.637cm"/>
      <draw:page-thumbnail draw:layer="backgroundobjects" svg:width="5.049cm" svg:height="7.575cm" svg:x="12.975cm" svg:y="2.485cm"/>
      <draw:page-thumbnail draw:layer="backgroundobjects" svg:width="5.049cm" svg:height="7.575cm" svg:x="12.975cm" svg:y="11.061cm"/>
      <draw:page-thumbnail draw:layer="backgroundobjects" svg:width="5.049cm" svg:height="7.575cm" svg:x="12.975cm" svg:y="19.637cm"/>
    </style:handout-master>
    <style:master-page style:name="Padrão" style:page-layout-name="PM1" draw:style-name="Mdp1">
      <draw:frame presentation:style-name="Padrão-title" draw:layer="backgroundobjects" svg:width="9cm" svg:height="2.504cm" svg:x="0.5cm" svg:y="0.597cm" presentation:class="title" presentation:placeholder="true">
        <draw:text-box/>
      </draw:frame>
      <draw:frame presentation:style-name="Padrão-outline1" draw:layer="backgroundobjects" svg:width="9cm" svg:height="8.699cm" svg:x="0.5cm" svg:y="3.509cm" presentation:class="outline" presentation:placeholder="true">
        <draw:text-box/>
      </draw:frame>
      <draw:frame presentation:style-name="Mpr1" draw:text-style-name="MP2" draw:layer="backgroundobjects" svg:width="2.33cm" svg:height="1.033cm" svg:x="0.5cm" svg:y="13.6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17cm" svg:height="1.033cm" svg:x="3.42cm" svg:y="13.6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3cm" svg:height="1.033cm" svg:x="7.17cm" svg:y="13.66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21:12:30.830511457</meta:creation-date>
    <dc:date>2018-08-27T22:15:57.981936637</dc:date>
    <meta:editing-duration>PT15M52S</meta:editing-duration>
    <meta:editing-cycles>5</meta:editing-cycles>
    <meta:generator>LibreOffice/6.0.3.2$Linux_X86_64 LibreOffice_project/00m0$Build-2</meta:generator>
    <meta:document-statistic meta:object-count="27"/>
  </office:meta>
</office:document-meta>
</file>